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1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789cm" svg:height="1.413cm" draw:transform="skewX (-0.178023583703422) rotate (-0.785398163397449) translate (2.32007161031529cm 3.12007158751277cm)" svg:viewBox="0 0 3790 1414" svg:d="m0 1414c2121 0 3790-1414 3790-1414">
          <text:p/>
        </draw:path>
        <draw:frame draw:style-name="gr2" draw:layer="layout" svg:width="1cm" svg:height="1.25cm" svg:x="1cm" svg:y="3.3cm">
          <draw:text-box>
            <text:p>A</text:p>
          </draw:text-box>
        </draw:frame>
        <draw:frame draw:style-name="gr2" draw:layer="layout" svg:width="1cm" svg:height="1.25cm" svg:x="5cm" svg:y="5.3cm">
          <draw:text-box>
            <text:p>B</text:p>
          </draw:text-box>
        </draw:frame>
        <draw:path draw:style-name="gr1" draw:text-style-name="P1" draw:layer="layout" svg:width="5.022cm" svg:height="1.523cm" draw:transform="skewX (-0.752760506385154) rotate (-1.09571770440204) translate (8.30233164616286cm 1.63305685223727cm)" svg:viewBox="0 0 5023 1524" svg:d="m0 1524c2811 1 5023-1524 5023-1524">
          <text:p/>
        </draw:path>
        <draw:frame draw:style-name="gr2" draw:layer="layout" svg:width="1cm" svg:height="1.25cm" svg:x="7.1cm" svg:y="2.9cm">
          <draw:text-box>
            <text:p>A</text:p>
          </draw:text-box>
        </draw:frame>
        <draw:frame draw:style-name="gr2" draw:layer="layout" svg:width="1cm" svg:height="1.25cm" svg:x="10.1cm" svg:y="5.2cm">
          <draw:text-box>
            <text:p>B</text:p>
          </draw:text-box>
        </draw:frame>
        <draw:line draw:style-name="gr3" draw:text-style-name="P1" draw:layer="layout" svg:x1="13cm" svg:y1="3.1cm" svg:x2="13cm" svg:y2="6.1cm">
          <text:p/>
        </draw:line>
        <draw:line draw:style-name="gr3" draw:text-style-name="P1" draw:layer="layout" svg:x1="13cm" svg:y1="7.4cm" svg:x2="13cm" svg:y2="10.4cm">
          <text:p/>
        </draw:line>
        <draw:frame draw:style-name="gr2" draw:layer="layout" svg:width="1cm" svg:height="1.25cm" svg:x="12.2cm" svg:y="2.7cm">
          <draw:text-box>
            <text:p>A</text:p>
          </draw:text-box>
        </draw:frame>
        <draw:frame draw:style-name="gr2" draw:layer="layout" svg:width="1cm" svg:height="1.25cm" svg:x="12.2cm" svg:y="5.7cm">
          <draw:text-box>
            <text:p>B</text:p>
          </draw:text-box>
        </draw:frame>
        <draw:frame draw:style-name="gr4" draw:layer="layout" svg:width="1cm" svg:height="0.963cm" svg:x="12.1cm" svg:y="9.9cm">
          <draw:text-box>
            <text:p>A</text:p>
          </draw:text-box>
        </draw:frame>
        <draw:frame draw:style-name="gr5" draw:layer="layout" svg:width="1cm" svg:height="0.963cm" svg:x="12.2cm" svg:y="6.7cm">
          <draw:text-box>
            <text:p>B</text:p>
          </draw:text-box>
        </draw:frame>
        <draw:line draw:style-name="gr1" draw:text-style-name="P1" draw:layer="layout" svg:x1="16.2cm" svg:y1="4.5cm" svg:x2="19.2cm" svg:y2="4.5cm">
          <text:p/>
        </draw:line>
        <draw:frame draw:style-name="gr2" draw:layer="layout" svg:width="1cm" svg:height="1.25cm" svg:x="15.5cm" svg:y="3.7cm">
          <draw:text-box>
            <text:p>A</text:p>
          </draw:text-box>
        </draw:frame>
        <draw:frame draw:style-name="gr2" draw:layer="layout" svg:width="1cm" svg:height="1.25cm" svg:x="18.8cm" svg:y="3.6cm">
          <draw:text-box>
            <text:p>B</text:p>
          </draw:text-box>
        </draw:frame>
        <draw:line draw:style-name="gr1" draw:text-style-name="P1" draw:layer="layout" svg:x1="16.2cm" svg:y1="8.5cm" svg:x2="19.2cm" svg:y2="8.5cm">
          <text:p/>
        </draw:line>
        <draw:frame draw:style-name="gr2" draw:layer="layout" svg:width="1cm" svg:height="1.25cm" svg:x="18.756cm" svg:y="7.604cm">
          <draw:text-box>
            <text:p>A</text:p>
          </draw:text-box>
        </draw:frame>
        <draw:frame draw:style-name="gr2" draw:layer="layout" svg:width="1cm" svg:height="1.25cm" svg:x="15.8cm" svg:y="7.6cm">
          <draw:text-box>
            <text:p>B</text:p>
          </draw:text-box>
        </draw:frame>
        <draw:frame draw:style-name="gr6" draw:layer="layout" svg:width="4cm" svg:height="0.963cm" svg:x="1.5cm" svg:y="1.5cm">
          <draw:text-box>
            <text:p>Isothermes</text:p>
          </draw:text-box>
        </draw:frame>
        <draw:frame draw:style-name="gr6" draw:layer="layout" svg:width="4.6cm" svg:height="0.963cm" svg:x="6.7cm" svg:y="1.501cm">
          <draw:text-box>
            <text:p>Adiabatiques</text:p>
          </draw:text-box>
        </draw:frame>
        <draw:frame draw:style-name="gr6" draw:layer="layout" svg:width="4.6cm" svg:height="0.963cm" svg:x="11.9cm" svg:y="1.5cm">
          <draw:text-box>
            <text:p>Isochores</text:p>
          </draw:text-box>
        </draw:frame>
        <draw:frame draw:style-name="gr6" draw:layer="layout" svg:width="4.6cm" svg:height="0.963cm" svg:x="15.9cm" svg:y="1.501cm">
          <draw:text-box>
            <text:p>Isobares</text:p>
          </draw:text-box>
        </draw:frame>
        <draw:line draw:style-name="gr7" draw:text-style-name="P1" draw:layer="layout" svg:x1="6.5cm" svg:y1="1.396cm" svg:x2="6.5cm" svg:y2="11cm">
          <text:p/>
        </draw:line>
        <draw:line draw:style-name="gr7" draw:text-style-name="P1" draw:layer="layout" svg:x1="11.5cm" svg:y1="1.396cm" svg:x2="11.5cm" svg:y2="11cm">
          <text:p/>
        </draw:line>
        <draw:line draw:style-name="gr7" draw:text-style-name="P1" draw:layer="layout" svg:x1="15.5cm" svg:y1="1.396cm" svg:x2="15.5cm" svg:y2="11cm">
          <text:p/>
        </draw:line>
        <draw:line draw:style-name="gr7" draw:text-style-name="P1" draw:layer="layout" svg:x1="1cm" svg:y1="2.5cm" svg:x2="20cm" svg:y2="2.5cm">
          <text:p/>
        </draw:line>
        <draw:line draw:style-name="gr8" draw:text-style-name="P1" draw:layer="layout" svg:x1="0.7cm" svg:y1="11.1cm" svg:x2="0.7cm" svg:y2="1.546cm">
          <text:p/>
        </draw:line>
        <draw:line draw:style-name="gr8" draw:text-style-name="P1" draw:layer="layout" svg:x1="0.6cm" svg:y1="11cm" svg:x2="20.5cm" svg:y2="11cm">
          <text:p/>
        </draw:line>
        <draw:frame draw:style-name="gr9" draw:layer="layout" svg:width="1.219cm" svg:height="1.143cm" svg:x="0cm" svg:y="0.6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1.249cm" svg:height="1.143cm" svg:x="20cm" svg:y="9.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2.007cm" svg:height="0.711cm" svg:x="3.993cm" svg:y="3.2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.007cm" svg:height="0.711cm" svg:x="8.994cm" svg:y="3.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" draw:layer="layout" svg:x1="1cm" svg:y1="6.7cm" svg:x2="20cm" svg:y2="6.7cm">
          <text:p/>
        </draw:line>
        <draw:frame draw:style-name="gr9" draw:layer="layout" svg:width="2.007cm" svg:height="0.711cm" svg:x="13.194cm" svg:y="2.9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2.007cm" svg:height="0.711cm" svg:x="13.195cm" svg:y="9.5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2.04cm" svg:height="0.711cm" svg:x="16.696cm" svg:y="9.59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layer="layout" svg:width="2.04cm" svg:height="0.711cm" svg:x="16.696cm" svg:y="5.59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path draw:style-name="gr1" draw:text-style-name="P1" draw:layer="layout" svg:width="3.789cm" svg:height="1.413cm" draw:transform="skewX (-0.178023583703422) rotate (-0.785398163397448) translate (2.32007161031529cm 7.52107158751277cm)" svg:viewBox="0 0 3790 1414" svg:d="m0 1414c2121 0 3790-1414 3790-1414">
          <text:p/>
        </draw:path>
        <draw:frame draw:style-name="gr2" draw:layer="layout" svg:width="1cm" svg:height="1.25cm" svg:x="5.5cm" svg:y="9.65cm">
          <draw:text-box>
            <text:p>A</text:p>
          </draw:text-box>
        </draw:frame>
        <draw:frame draw:style-name="gr2" draw:layer="layout" svg:width="1cm" svg:height="1.25cm" svg:x="1.1cm" svg:y="7.801cm">
          <draw:text-box>
            <text:p>B</text:p>
          </draw:text-box>
        </draw:frame>
        <draw:path draw:style-name="gr1" draw:text-style-name="P1" draw:layer="layout" svg:width="5.022cm" svg:height="1.523cm" draw:transform="skewX (-0.752760506385154) rotate (-1.09571770440204) translate (8.30233164616286cm 6.03405685223726cm)" svg:viewBox="0 0 5023 1524" svg:d="m0 1524c2811 1 5023-1524 5023-1524">
          <text:p/>
        </draw:path>
        <draw:frame draw:style-name="gr2" draw:layer="layout" svg:width="1cm" svg:height="1.25cm" svg:x="10.5cm" svg:y="9.65cm">
          <draw:text-box>
            <text:p>A</text:p>
          </draw:text-box>
        </draw:frame>
        <draw:frame draw:style-name="gr2" draw:layer="layout" svg:width="1cm" svg:height="1.25cm" svg:x="7cm" svg:y="7.15cm">
          <draw:text-box>
            <text:p>B</text:p>
          </draw:text-box>
        </draw:frame>
        <draw:frame draw:style-name="gr9" draw:layer="layout" svg:width="2.007cm" svg:height="0.711cm" svg:x="3.993cm" svg:y="7.6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2.007cm" svg:height="0.711cm" svg:x="8.994cm" svg:y="7.69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2.04cm" svg:height="0.711cm" svg:x="3.994cm" svg:y="4.2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2.04cm" svg:height="0.711cm" svg:x="3.994cm" svg:y="8.49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layer="layout" svg:width="2.04cm" svg:height="0.711cm" svg:x="8.994cm" svg:y="4.19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layer="layout" svg:width="2.04cm" svg:height="0.711cm" svg:x="8.994cm" svg:y="8.393cm"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6M45S</meta:editing-duration>
    <meta:editing-cycles>16</meta:editing-cycles>
    <meta:generator>LibreOffice/3.4$Win32 LibreOffice_project/340m1$Build-203</meta:generator>
    <dc:date>2012-04-02T13:22:08.78</dc:date>
    <meta:document-statistic meta:object-count="49"/>
  </office:meta>
</office:document-meta>
</file>

<file path=Object 1/content.xml><?xml version="1.0" encoding="utf-8"?>
<math xmlns="http://www.w3.org/1998/Math/MathML">
  <semantics>
    <mrow>
      <mrow>
        <msub>
          <mi>P</mi>
          <mi>A</mi>
        </msub>
        <mo stretchy="false">&gt;</mo>
        <msub>
          <mi>P</mi>
          <mi>B</mi>
        </msub>
      </mrow>
    </mrow>
    <annotation encoding="StarMath 5.0">P_A &gt; P_B</annotation>
  </semantics>
</math>
</file>

<file path=Object 10/content.xml><?xml version="1.0" encoding="utf-8"?>
<math xmlns="http://www.w3.org/1998/Math/MathML">
  <semantics>
    <mrow>
      <mrow>
        <msub>
          <mi>V</mi>
          <mi>A</mi>
        </msub>
        <mo stretchy="false">&lt;</mo>
        <msub>
          <mi>V</mi>
          <mi>B</mi>
        </msub>
      </mrow>
    </mrow>
    <annotation encoding="StarMath 5.0">V_A &lt; V_B</annotation>
  </semantics>
</math>
</file>

<file path=Object 11/content.xml><?xml version="1.0" encoding="utf-8"?>
<math xmlns="http://www.w3.org/1998/Math/MathML">
  <semantics>
    <mrow>
      <mrow>
        <msub>
          <mi>P</mi>
          <mi>A</mi>
        </msub>
        <mo stretchy="false">&gt;</mo>
        <msub>
          <mi>P</mi>
          <mi>B</mi>
        </msub>
      </mrow>
    </mrow>
    <annotation encoding="StarMath 5.0">P_A &gt; P_B</annotation>
  </semantics>
</math>
</file>

<file path=Object 13/content.xml><?xml version="1.0" encoding="utf-8"?>
<math xmlns="http://www.w3.org/1998/Math/MathML">
  <semantics>
    <mrow>
      <mrow>
        <msub>
          <mi>P</mi>
          <mi>A</mi>
        </msub>
        <mo stretchy="false">&gt;</mo>
        <msub>
          <mi>P</mi>
          <mi>B</mi>
        </msub>
      </mrow>
    </mrow>
    <annotation encoding="StarMath 5.0">P_A &gt; P_B</annotation>
  </semantics>
</math>
</file>

<file path=Object 19/content.xml><?xml version="1.0" encoding="utf-8"?>
<math xmlns="http://www.w3.org/1998/Math/MathML">
  <semantics>
    <mrow>
      <mrow>
        <msub>
          <mi>V</mi>
          <mi>A</mi>
        </msub>
        <mo stretchy="false">&lt;</mo>
        <msub>
          <mi>V</mi>
          <mi>B</mi>
        </msub>
      </mrow>
    </mrow>
    <annotation encoding="StarMath 5.0">V_A &lt; V_B</annotation>
  </semantics>
</math>
</file>

<file path=Object 2/content.xml><?xml version="1.0" encoding="utf-8"?>
<math xmlns="http://www.w3.org/1998/Math/MathML">
  <semantics>
    <mrow>
      <mi>P</mi>
    </mrow>
    <annotation encoding="StarMath 5.0">P</annotation>
  </semantics>
</math>
</file>

<file path=Object 21/content.xml><?xml version="1.0" encoding="utf-8"?>
<math xmlns="http://www.w3.org/1998/Math/MathML">
  <semantics>
    <mrow>
      <mrow>
        <msub>
          <mi>V</mi>
          <mi>A</mi>
        </msub>
        <mo stretchy="false">&gt;</mo>
        <msub>
          <mi>V</mi>
          <mi>B</mi>
        </msub>
      </mrow>
    </mrow>
    <annotation encoding="StarMath 5.0">V_A &gt; V_B</annotation>
  </semantics>
</math>
</file>

<file path=Object 23/content.xml><?xml version="1.0" encoding="utf-8"?>
<math xmlns="http://www.w3.org/1998/Math/MathML">
  <semantics>
    <mrow>
      <mrow>
        <msub>
          <mi>V</mi>
          <mi>A</mi>
        </msub>
        <mo stretchy="false">&lt;</mo>
        <msub>
          <mi>V</mi>
          <mi>B</mi>
        </msub>
      </mrow>
    </mrow>
    <annotation encoding="StarMath 5.0">V_A &lt; V_B</annotation>
  </semantics>
</math>
</file>

<file path=Object 25/content.xml><?xml version="1.0" encoding="utf-8"?>
<math xmlns="http://www.w3.org/1998/Math/MathML">
  <semantics>
    <mrow>
      <mrow>
        <msub>
          <mi>V</mi>
          <mi>A</mi>
        </msub>
        <mo stretchy="false">&gt;</mo>
        <msub>
          <mi>V</mi>
          <mi>B</mi>
        </msub>
      </mrow>
    </mrow>
    <annotation encoding="StarMath 5.0">V_A &gt; V_B</annotation>
  </semantics>
</math>
</file>

<file path=Object 3/content.xml><?xml version="1.0" encoding="utf-8"?>
<math xmlns="http://www.w3.org/1998/Math/MathML">
  <semantics>
    <mrow>
      <mi>V</mi>
    </mrow>
    <annotation encoding="StarMath 5.0">V</annotation>
  </semantics>
</math>
</file>

<file path=Object 5/content.xml><?xml version="1.0" encoding="utf-8"?>
<math xmlns="http://www.w3.org/1998/Math/MathML">
  <semantics>
    <mrow>
      <mrow>
        <msub>
          <mi>P</mi>
          <mi>A</mi>
        </msub>
        <mo stretchy="false">&gt;</mo>
        <msub>
          <mi>P</mi>
          <mi>B</mi>
        </msub>
      </mrow>
    </mrow>
    <annotation encoding="StarMath 5.0">P_A &gt; P_B</annotation>
  </semantics>
</math>
</file>

<file path=Object 7/content.xml><?xml version="1.0" encoding="utf-8"?>
<math xmlns="http://www.w3.org/1998/Math/MathML">
  <semantics>
    <mrow>
      <mrow>
        <msub>
          <mi>P</mi>
          <mi>A</mi>
        </msub>
        <mo stretchy="false">&gt;</mo>
        <msub>
          <mi>P</mi>
          <mi>B</mi>
        </msub>
      </mrow>
    </mrow>
    <annotation encoding="StarMath 5.0">P_A &gt; P_B</annotation>
  </semantics>
</math>
</file>

<file path=Object 8/content.xml><?xml version="1.0" encoding="utf-8"?>
<math xmlns="http://www.w3.org/1998/Math/MathML">
  <semantics>
    <mrow>
      <mrow>
        <msub>
          <mi>P</mi>
          <mi>A</mi>
        </msub>
        <mo stretchy="false">&lt;</mo>
        <msub>
          <mi>P</mi>
          <mi>B</mi>
        </msub>
      </mrow>
    </mrow>
    <annotation encoding="StarMath 5.0">P_A &lt; P_B</annotation>
  </semantics>
</math>
</file>

<file path=Object 9/content.xml><?xml version="1.0" encoding="utf-8"?>
<math xmlns="http://www.w3.org/1998/Math/MathML">
  <semantics>
    <mrow>
      <mrow>
        <msub>
          <mi>V</mi>
          <mi>A</mi>
        </msub>
        <mo stretchy="false">&gt;</mo>
        <msub>
          <mi>V</mi>
          <mi>B</mi>
        </msub>
      </mrow>
    </mrow>
    <annotation encoding="StarMath 5.0">V_A &gt; V_B</annotation>
  </semantics>
</math>
</file>